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wami Nastaliq" svg:font-family="'Awami Nastaliq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Nastaliq Urdu" svg:font-family="'Noto Nastaliq Urdu'" style:font-family-generic="swiss" style:font-pitch="variable"/>
    <style:font-face style:name="Urdu Typesetting" svg:font-family="'Urdu Typesetting'" style:font-family-generic="script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fo:font-size="15pt" officeooo:rsid="00065fea" officeooo:paragraph-rsid="00065fea" style:font-size-asian="15pt" style:font-name-complex="Awami Nastaliq" style:font-size-complex="15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font-size="15pt" officeooo:rsid="00065fea" officeooo:paragraph-rsid="00065fea" style:font-size-asian="15pt" style:font-name-complex="Noto Nastaliq Urdu" style:font-size-complex="15pt"/>
    </style:style>
    <style:style style:name="P3" style:family="paragraph" style:parent-style-name="Preformatted_20_Text">
      <loext:graphic-properties draw:fill-gradient-name="gradient" draw:fill-hatch-name="hatch"/>
      <style:paragraph-properties fo:text-align="start" style:justify-single-word="false" style:writing-mode="lr-tb"/>
      <style:text-properties style:font-name="Arial" fo:font-size="12pt" officeooo:rsid="00065fea" officeooo:paragraph-rsid="00065fea" style:font-size-asian="12pt" style:font-name-complex="Awami Nastaliq" style:font-size-complex="12pt"/>
    </style:style>
    <style:style style:name="P4" style:family="paragraph" style:parent-style-name="Preformatted_20_Text">
      <loext:graphic-properties draw:fill-gradient-name="gradient" draw:fill-hatch-name="hatch"/>
      <style:paragraph-properties fo:text-align="start" style:justify-single-word="false" style:writing-mode="lr-tb"/>
      <style:text-properties style:font-name="Arial" fo:font-size="12pt" officeooo:rsid="00065fea" officeooo:paragraph-rsid="00074a01" style:font-size-asian="12pt" style:font-name-complex="Awami Nastaliq" style:font-size-complex="12pt"/>
    </style:style>
    <style:style style:name="P5" style:family="paragraph" style:parent-style-name="Preformatted_20_Text">
      <loext:graphic-properties draw:fill-gradient-name="gradient" draw:fill-hatch-name="hatch"/>
      <style:paragraph-properties fo:text-align="start" style:justify-single-word="false" style:writing-mode="lr-tb"/>
      <style:text-properties style:font-name="Arial" fo:font-size="12pt" officeooo:rsid="00074a01" officeooo:paragraph-rsid="00074a01" style:font-size-asian="12pt" style:font-name-complex="Awami Nastaliq" style:font-size-complex="12pt"/>
    </style:style>
    <style:style style:name="P6" style:family="paragraph" style:parent-style-name="Preformatted_20_Text">
      <style:paragraph-properties fo:text-align="end" style:justify-single-word="false" style:writing-mode="rl-tb"/>
      <style:text-properties fo:font-size="20pt" officeooo:rsid="00065fea" officeooo:paragraph-rsid="00074a01" style:font-size-asian="20pt" style:font-name-complex="Urdu Typesetting" style:font-size-complex="20pt"/>
    </style:style>
    <style:style style:name="P7" style:family="paragraph" style:parent-style-name="Standard">
      <style:text-properties officeooo:rsid="00065fea" officeooo:paragraph-rsid="00065fea"/>
    </style:style>
    <style:style style:name="P8" style:family="paragraph" style:parent-style-name="Standard">
      <style:text-properties style:font-name="Arial" officeooo:rsid="00065fea" officeooo:paragraph-rsid="00065fea"/>
    </style:style>
    <style:style style:name="P9" style:family="paragraph" style:parent-style-name="Standard">
      <style:text-properties style:font-name="Arial" fo:font-size="15pt" officeooo:rsid="00065fea" officeooo:paragraph-rsid="00065fea" style:font-size-asian="15pt" style:font-size-complex="15pt"/>
    </style:style>
    <style:style style:name="T1" style:family="text">
      <style:text-properties fo:color="#c9211e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158466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araiki, UDHR</text:p>
      <text:p text:style-name="P8"/>
      <text:p text:style-name="P8">Awami</text:p>
      <text:p text:style-name="P7"/>
      <text:p text:style-name="P1">ہر شخص کوں آپڻی تے آپڻے ٻال بچیاں دی صحت تے بھلائی کیتے چنگی زندگی دا حق حاصل ہے ۔ اوکوں خوراک، لباس، رہائش علاج معالجے اتے و سیب دیاں ڋوجہبیاں سہو لتاں ملڻیاں چاہی دیاں ہن اتے بے رزگاری، بیماری، معزوری، رنڈیپا، ٻڈھیپایا وس کنوں باہر ایہو ڄئے حالات دے خلاف </text:p>
      <text:p text:style-name="P1">جنہاں وچ رزگار چھٹ و نڄے، بچئو دا حق حاصل ہے ۔</text:p>
      <text:p text:style-name="P3"/>
      <text:p text:style-name="P3"/>
      <text:p text:style-name="P3">Noto Nastaliq Urdu</text:p>
      <text:p text:style-name="P3"/>
      <text:p text:style-name="P2"><text:span text:style-name="T2">ہر شخص</text:span> کوں <text:span text:style-name="T1">آپڻی</text:span> تے آپڻے ٻال بچیاں <text:span text:style-name="T2">دی صحت</text:span> تے بھلائی کیتے چنگی زندگی دا حق حاصل ہے ۔ اوکوں خوراک، لباس، رہائش علاج معالجے اتے و سیب دیاں ڋوجہبیا<text:span text:style-name="T2">ں سہو</text:span> لتاں <text:span text:style-name="T1">ملڻیاں</text:span> چاہی دیاں ہن اتے بے رزگاری، بیماری، معزوری، <text:span text:style-name="T3">رنڈیپا</text:span>، <text:span text:style-name="T3">ٻڈھیپایا</text:span> وس کنوں باہر ایہو ڄئے حالات دے خلاف جنہاں وچ رزگار چھٹ و نڄے، بچئو دا حق حاصل ہے ۔</text:p>
      <text:p text:style-name="P2"/>
      <text:p text:style-name="P5"/>
      <text:p text:style-name="P5">Urdu Typesetting</text:p>
      <text:p text:style-name="P4"/>
      <text:p text:style-name="P6"><text:span text:style-name="T2">ہر شخص</text:span> کوں <text:span text:style-name="T1">آپڻی</text:span> تے <text:span text:style-name="T1">آپڻے</text:span> ٻال بچیاں دی صحت تے بھلائی کیتے چنگی <text:span text:style-name="T3">زندگی</text:span> دا حق حاصل ہے ۔ اوکوں خوراک، لباس، رہائش علاج معالجے اتے و سیب دیاں <text:span text:style-name="T1">ڋوجہبیاں</text:span> سہو لتاں <text:span text:style-name="T1">ملڻیاں</text:span> چاہی دیاں ہن اتے بے رزگاری، بیماری، معزوری،<text:span text:style-name="T4"> </text:span><text:span text:style-name="T3">رنڈیپا</text:span><text:span text:style-name="T4">، </text:span><text:span text:style-name="T1">ٻڈھیپایا</text:span> وس کنوں باہر ایہو <text:span text:style-name="T1">ڄئے</text:span> حالات دے خلاف جنہاں وچ رزگار چھٹ و <text:span text:style-name="T1">نڄے</text:span>، بچئو دا حق حاصل ہے ۔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wami Nastaliq" svg:font-family="'Awami Nastaliq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Nastaliq Urdu" svg:font-family="'Noto Nastaliq Urdu'" style:font-family-generic="swiss" style:font-pitch="variable"/>
    <style:font-face style:name="Urdu Typesetting" svg:font-family="'Urdu Typesetting'" style:font-family-generic="script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07:57:54.948000000</meta:creation-date>
    <dc:date>2022-03-29T08:13:27.426000000</dc:date>
    <meta:editing-duration>PT15M31S</meta:editing-duration>
    <meta:editing-cycles>5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8" meta:word-count="200" meta:character-count="961" meta:non-whitespace-character-count="768"/>
  </office:meta>
</office:document-meta>
</file>